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F0000000A0A14BD12D9A5F1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0cb209" officeooo:paragraph-rsid="000cb209"/>
    </style:style>
    <style:style style:name="P2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bitmap" draw:fill-color="#ffffff" draw:secondary-fill-color="#d4ea6b" draw:fill-image-name="Spektrum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3mm" svg:stroke-color="#808080" draw:marker-start="" draw:marker-start-width="3.4mm" draw:marker-start-center="false" draw:marker-end="" draw:marker-end-width="3.4mm" draw:marker-end-center="false" draw:stroke-linejoin="miter" draw:fill="bitmap" draw:fill-color="#ffffff" draw:secondary-fill-color="#d4ea6b" draw:fill-image-name="Spektrum" draw:opacity="100%" draw:textarea-horizontal-align="center" draw:textarea-vertical-align="middle" draw:auto-grow-height="false" draw:fit-to-size="false" style:shrink-to-fit="false" fo:min-height="41.45mm" fo:min-width="83.36mm" fo:padding-top="1.43mm" fo:padding-bottom="1.43mm" fo:padding-left="2.63mm" fo:padding-right="2.63mm" fo:wrap-option="wrap" draw:shadow="hidden" draw:shadow-offset-x="0.71mm" draw:shadow-offset-y="0.71mm" draw:shadow-color="#80808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mmy</text:p>
      <text:p text:style-name="P1"><draw:custom-shape text:anchor-type="paragraph" draw:z-index="0" draw:name="MyFontwork" draw:style-name="gr1" draw:text-style-name="P3" svg:width="88.61mm" svg:height="44.3mm" svg:x="22.17mm" svg:y="15.4mm">
     <text:p text:style-name="P2"><text:span text:style-name="T1">Happy Birthday</text:span></text:p>
     <draw:enhanced-geometry svg:viewBox="0 0 21600 21600" draw:mirror-horizontal="false" draw:mirror-vertical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circle-pour" draw:modifiers="-112.02596219062 5296.4383809984" draw:enhanced-path="W 0 0 21600 21600 ?f2 ?f3 ?f2 ?f4 N W ?f5 ?f5 ?f11 ?f11 ?f8 ?f9 ?f8 ?f10 N">
      <draw:equation draw:name="f0" draw:formula="10800*cos($0 *(pi/180))"/>
      <draw:equation draw:name="f1" draw:formula="10800*sin($0 *(pi/180))"/>
      <draw:equation draw:name="f2" draw:formula="?f0 +10800"/>
      <draw:equation draw:name="f3" draw:formula="?f1 +10800"/>
      <draw:equation draw:name="f4" draw:formula="21600-?f3 "/>
      <draw:equation draw:name="f5" draw:formula="10800-$1 "/>
      <draw:equation draw:name="f6" draw:formula="?f5 *cos($0 *(pi/180))"/>
      <draw:equation draw:name="f7" draw:formula="?f5 *sin($0 *(pi/180))"/>
      <draw:equation draw:name="f8" draw:formula="?f6 +10800"/>
      <draw:equation draw:name="f9" draw:formula="?f7 +10800"/>
      <draw:equation draw:name="f10" draw:formula="21600-?f9 "/>
      <draw:equation draw:name="f11" draw:formula="21600-?f5 "/>
      <draw:equation draw:name="f12" draw:formula="21600"/>
      <draw:handle draw:handle-position="$1 $0" draw:handle-polar="10800 10800" draw:handle-radius-range-minimum="0" draw:handle-radius-range-maximum="1080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Tahoma" svg:font-family="Tahoma" style:font-pitch="variable"/>
  </office:font-face-decls>
  <office:styles>
    <draw:fill-image draw:name="Spektrum" xlink:href="Pictures/10000001000000DF0000000A0A14BD12D9A5F182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20:05:31.069000000</meta:creation-date>
    <dc:title>DinA6quer</dc:title>
    <meta:editing-duration>PT5M12S</meta:editing-duration>
    <meta:editing-cycles>4</meta:editing-cycles>
    <meta:generator>B_2020/7.6.0.0.alpha0$Windows_X86_64 LibreOffice_project/31605a4f46cbe5a231122da9bfb07c859522ec3d</meta:generator>
    <meta:initial-creator>Regina Henschel</meta:initial-creator>
    <dc:date>2023-02-02T22:08:43.473000000</dc:date>
    <dc:creator>Regina Henschel</dc:creator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DinA6quer" xlink:href="../../../../../../userB_2020/user/template/DinA6quer.ott" meta:date="2023-02-02T20:05:24.758000000"/>
  </office:meta>
</office:document-meta>
</file>